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d626" officeooo:paragraph-rsid="0005d62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5d626" officeooo:paragraph-rsid="0005d6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f4c9a" officeooo:paragraph-rsid="0005d62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5d62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72aea" officeooo:paragraph-rsid="00072ae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5d626" officeooo:paragraph-rsid="0005d62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5d62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72aea" officeooo:paragraph-rsid="00072ae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7a0d7" officeooo:paragraph-rsid="0007a0d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f4c9a" officeooo:paragraph-rsid="0005d626" style:font-size-asian="12.25pt" style:font-weight-asian="bold" style:font-size-complex="14pt" style:font-weight-complex="bold"/>
    </style:style>
    <style:style style:name="T1" style:family="text">
      <style:text-properties officeooo:rsid="0005d6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7a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ports Equipment/Sign Up Fees Assistance</text:span></text:p>
      <text:p text:style-name="P3"/>
      <text:p text:style-name="P4">Dirty Boy Racing Team</text:p>
      <text:p text:style-name="P8">1-520-221-1986</text:p>
      <text:p text:style-name="P8">dirtyboyracing@facebook</text:p>
      <text:p text:style-name="P8"><text:a xlink:type="simple" xlink:href="mailto:dirtyboyracing@gmail.com" text:style-name="Internet_20_link" text:visited-style-name="Visited_20_Internet_20_Link">dirtyboyracing@gmail.com</text:a></text:p>
      <text:p text:style-name="P8"/>
      <text:p text:style-name="P8"/>
      <text:p text:style-name="P4">Four Wheel Drive Club</text:p>
      <text:p text:style-name="P8">1-520-586-6432</text:p>
      <text:p text:style-name="P8">fourwheeldriveclub@facebook</text:p>
      <text:p text:style-name="P4"><text:a xlink:type="simple" xlink:href="mailto:Fourwheeldriveclub@gmail.com" text:style-name="Internet_20_link" text:visited-style-name="Visited_20_Internet_20_Link">Fourwheeldriveclub@gmail.com</text:a></text:p>
      <text:p text:style-name="P4"/>
      <text:p text:style-name="P5">Toys For Tots</text:p>
      <text:p text:style-name="P12">1-520-586-3332</text:p>
      <text:p text:style-name="P12"><text:a xlink:type="simple" xlink:href="mailto:toysfortots@gmail.com" text:style-name="Internet_20_link" text:visited-style-name="Visited_20_Internet_20_Link">toysfortots@gmail.com</text:a></text:p>
      <text:p text:style-name="P12"><text:a xlink:type="simple" xlink:href="http://www.toysfortots.org/" text:style-name="Internet_20_link" text:visited-style-name="Visited_20_Internet_20_Link">www.toysfortots.org</text:a></text:p>
      <text:p text:style-name="P2"/>
      <text:p text:style-name="P6">St Vincent De Paul</text:p>
      <text:p text:style-name="P9">1-520-586-2513</text:p>
      <text:p text:style-name="P9">236 W. Patagonia</text:p>
      <text:p text:style-name="P9">Benson, Az 85602</text:p>
      <text:p text:style-name="P9"><text:a xlink:type="simple" xlink:href="http://www.stvincentdepaul.com/" text:style-name="Internet_20_link" text:visited-style-name="Visited_20_Internet_20_Link">www.stvincentdepaul.com</text:a></text:p>
      <text:p text:style-name="P9"/>
      <text:p text:style-name="P8"/>
      <text:p text:style-name="P4">K-12 Baseball</text:p>
      <text:p text:style-name="P8">Albert Rigney</text:p>
      <text:p text:style-name="P8">1-520-586-2001</text:p>
      <text:p text:style-name="P8"><text:a xlink:type="simple" xlink:href="mailto:albertrigney@gmail.com" text:style-name="Internet_20_link" text:visited-style-name="Visited_20_Internet_20_Link">albertrigney@gmail.com</text:a></text:p>
      <text:p text:style-name="P8"/>
      <text:p text:style-name="P4"/>
      <text:p text:style-name="P4">K-12 Basketball</text:p>
      <text:p text:style-name="P8">Bobby Tyra</text:p>
      <text:p text:style-name="P8">1-520-586-2002</text:p>
      <text:p text:style-name="P8"><text:a xlink:type="simple" xlink:href="mailto:bobbytyra@gmail.com" text:style-name="Internet_20_link" text:visited-style-name="Visited_20_Internet_20_Link">bobbytyra@gmail.com</text:a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K-12 Cheerleading</text:p>
      <text:p text:style-name="P8">Candy Tyra</text:p>
      <text:p text:style-name="P8">1-520-586-2004 <text:s text:c="618"/></text:p>
      <text:p text:style-name="P10"><text:a xlink:type="simple" xlink:href="mailto:candytyra@gmail.com" text:style-name="Internet_20_link" text:visited-style-name="Visited_20_Internet_20_Link">candytyra@gmail.com</text:a></text:p>
      <text:p text:style-name="P10"/>
      <text:p text:style-name="P7"/>
      <text:p text:style-name="P7">K-12 Dance</text:p>
      <text:p text:style-name="P10">Essence Foster</text:p>
      <text:p text:style-name="P10">1-520-586-2000</text:p>
      <text:p text:style-name="P7"><text:a xlink:type="simple" xlink:href="mailto:essencefoster@gmail.com" text:style-name="Internet_20_link" text:visited-style-name="Visited_20_Internet_20_Link"><text:span text:style-name="T2">essencefoster@gmail.com</text:span></text:a></text:p>
      <text:p text:style-name="P7"/>
      <text:p text:style-name="P7"/>
      <text:p text:style-name="P7">K-12 Soccer</text:p>
      <text:p text:style-name="P10">Jace Tyra</text:p>
      <text:p text:style-name="P11">1-520-229-1998</text:p>
      <text:p text:style-name="P11"><text:a xlink:type="simple" xlink:href="mailto:jacetyra@gmail.com" text:style-name="Internet_20_link" text:visited-style-name="Visited_20_Internet_20_Link">jacetyra@gmail.com</text:a></text:p>
      <text:p text:style-name="P11"/>
      <text:p text:style-name="P7"/>
      <text:p text:style-name="P7">K-12 Softball</text:p>
      <text:p text:style-name="P10">Amanda Katshor</text:p>
      <text:p text:style-name="P10">1-520-586-2008</text:p>
      <text:p text:style-name="P10"><text:a xlink:type="simple" xlink:href="mailto:amandakatshor@gmail.com" text:style-name="Internet_20_link" text:visited-style-name="Visited_20_Internet_20_Link">amandakatshor@gmail.com</text:a></text:p>
      <text:p text:style-name="P10"/>
      <text:p text:style-name="P7"/>
      <text:p text:style-name="P7">K-12 Volleyball</text:p>
      <text:p text:style-name="P10">Destiny Foster</text:p>
      <text:p text:style-name="P10">1-520-586-2005</text:p>
      <text:p text:style-name="P7"><text:a xlink:type="simple" xlink:href="mailto:destinyfoster@gmail.com" text:style-name="Internet_20_link" text:visited-style-name="Visited_20_Internet_20_Link"><text:span text:style-name="T2">destinyfoster@gmail.com</text:span></text:a></text:p>
      <text:p text:style-name="P10"/>
      <text:p text:style-name="P7"/>
      <text:p text:style-name="P7">K-12 Wrestling</text:p>
      <text:p text:style-name="P10">Ben Katshor</text:p>
      <text:p text:style-name="P10">1-850-449-2006</text:p>
      <text:p text:style-name="P7"><text:a xlink:type="simple" xlink:href="mailto:benkatshor@gamil.com" text:style-name="Internet_20_link" text:visited-style-name="Visited_20_Internet_20_Link"><text:span text:style-name="T2">benkatshor@gamil.com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48:44.175000000</meta:creation-date>
    <dc:date>2021-01-07T12:26:10.937000000</dc:date>
    <meta:editing-duration>PT16M46S</meta:editing-duration>
    <meta:editing-cycles>1</meta:editing-cycles>
    <meta:document-statistic meta:table-count="0" meta:image-count="0" meta:object-count="0" meta:page-count="2" meta:paragraph-count="50" meta:word-count="85" meta:character-count="1468" meta:non-whitespace-character-count="813"/>
    <meta:generator>LibreOffice/6.2.8.2$Windows_X86_64 LibreOffice_project/f82ddfca21ebc1e222a662a32b25c0c9d20169ee</meta:generator>
  </office:meta>
</office:document-meta>
</file>